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540000035C76F7F59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Arial Narrow" svg:font-family="'Arial Narrow'" style:font-family-generic="swiss"/>
    <style:font-face style:name="Britannic Bold" svg:font-family="'Britannic Bold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19.579cm" table:align="left"/>
    </style:style>
    <style:style style:name="Tabla3.A" style:family="table-column">
      <style:table-column-properties style:column-width="1.494cm"/>
    </style:style>
    <style:style style:name="Tabla3.B" style:family="table-column">
      <style:table-column-properties style:column-width="6.23cm"/>
    </style:style>
    <style:style style:name="Tabla3.C" style:family="table-column">
      <style:table-column-properties style:column-width="1.02cm"/>
    </style:style>
    <style:style style:name="Tabla3.D" style:family="table-column">
      <style:table-column-properties style:column-width="2.708cm"/>
    </style:style>
    <style:style style:name="Tabla3.E" style:family="table-column">
      <style:table-column-properties style:column-width="2.711cm"/>
    </style:style>
    <style:style style:name="Tabla3.F" style:family="table-column">
      <style:table-column-properties style:column-width="2.709cm"/>
    </style:style>
    <style:style style:name="Tabla3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.G1" style:family="table-cell">
      <style:table-cell-properties fo:background-color="#dddddd" fo:padding="0.097cm" fo:border="0.002cm solid #000000">
        <style:background-image/>
      </style:table-cell-properties>
    </style:style>
    <style:style style:name="Tabla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Arial Narrow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text-align="start" style:justify-single-word="false" style:text-autospace="none" style:writing-mode="lr-tb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name-asian="Britannic Bold" style:font-size-asian="15pt" style:font-style-asian="normal" style:font-weight-asian="bold" style:font-name-complex="Britannic Bold" style:font-size-complex="15pt" style:font-style-complex="normal" style:font-weight-complex="bold" style:text-emphasize="none" style:text-overline-style="none" style:text-overline-color="font-color"/>
    </style:style>
    <style:style style:name="P3" style:family="paragraph" style:parent-style-name="Standard">
      <style:paragraph-properties fo:text-align="start" style:justify-single-word="false" style:text-autospace="none" style:writing-mode="lr-tb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name-asian="Britannic Bold" style:font-size-asian="13pt" style:font-style-asian="normal" style:font-weight-asian="bold" style:font-name-complex="Britannic Bold" style:font-size-complex="13pt" style:font-style-complex="normal" style:font-weight-complex="bold" style:text-emphasize="none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style:text-autospace="none" style:writing-mode="lr-tb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name-asian="Britannic Bold" style:font-size-asian="13pt" style:font-style-asian="normal" style:font-weight-asian="bold" style:font-name-complex="Britannic Bold" style:font-size-complex="13pt" style:font-style-complex="normal" style:font-weight-complex="bold" style:text-emphasize="none" style:text-overline-style="none" style:text-overline-color="font-color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Table_20_Contents">
      <style:text-properties style:font-name="Arial1" fo:font-size="11pt" style:text-underline-style="none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Arial1" fo:font-size="11pt" style:text-underline-style="none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text-properties style:font-name="Arial1" fo:font-size="11pt" style:text-underline-style="none" style:font-size-asian="11pt" style:font-size-complex="11pt"/>
    </style:style>
    <style:style style:name="P9" style:family="paragraph" style:parent-style-name="Standard">
      <style:text-properties style:font-name="Arial1" fo:font-size="11pt" style:text-underline-style="none" style:font-size-asian="11pt" style:font-size-complex="11pt"/>
    </style:style>
    <style:style style:name="P10" style:family="paragraph" style:parent-style-name="Header">
      <style:text-properties style:font-name="Arial1" fo:font-size="11pt" style:font-size-asian="11pt" style:font-size-complex="11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text-input text:description="">#set($totalCon = 0)</text:text-input><text:text-input text:description="">#set($totalSin = 0)</text:text-input><text:text-input text:description="">#set($totalImp = 0)</text:text-input><text:text-input text:description="">#set($totalContrib = 0)</text:text-input><text:text-input text:description="">#foreach($o in $contenedorObjetos)</text:text-input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D"/>
        <table:table-row>
          <table:table-cell table:style-name="Tabla3.A1" office:value-type="string">
            <text:p text:style-name="P6">Código</text:p>
          </table:table-cell>
          <table:table-cell table:style-name="Tabla3.A1" office:value-type="string">
            <text:p text:style-name="P6">Concepto</text:p>
          </table:table-cell>
          <table:table-cell table:style-name="Tabla3.A1" office:value-type="string">
            <text:p text:style-name="P6">Cant.</text:p>
          </table:table-cell>
          <table:table-cell table:style-name="Tabla3.A1" office:value-type="string">
            <text:p text:style-name="P6">Haberes C/A</text:p>
          </table:table-cell>
          <table:table-cell table:style-name="Tabla3.A1" office:value-type="string">
            <text:p text:style-name="P6">Haberes S/A</text:p>
          </table:table-cell>
          <table:table-cell table:style-name="Tabla3.A1" office:value-type="string">
            <text:p text:style-name="P6">Desc.</text:p>
          </table:table-cell>
          <table:table-cell table:style-name="Tabla3.G1" office:value-type="string">
            <text:p text:style-name="P6">Contrib.</text:p>
          </table:table-cell>
        </table:table-row>
        <table:table-row>
          <table:table-cell table:style-name="Tabla3.A2" office:value-type="string">
            <text:p text:style-name="P8"><text:text-input text:description="">@before-row#foreach($linea in $o)</text:text-input><text:text-input text:description="">$linea.getString("codigo")</text:text-input><text:text-input text:description="">@after-row#end</text:text-input></text:p>
          </table:table-cell>
          <table:table-cell table:style-name="Tabla3.A2" office:value-type="string">
            <text:p text:style-name="P8"><text:text-input text:description="">$linea.getString("deno")</text:text-input></text:p>
          </table:table-cell>
          <table:table-cell table:style-name="Tabla3.A2" office:value-type="string">
            <text:p text:style-name="P8"><text:text-input text:description="">$linea.getString("cantidad")</text:text-input></text:p>
          </table:table-cell>
          <table:table-cell table:style-name="Tabla3.A2" office:value-type="string">
            <text:p text:style-name="P8"><text:text-input text:description="">#if($linea.getString("tipo") == $conAporte)</text:text-input><text:text-input text:description="">$number.moneda($linea.getBigDecimal("importe"))</text:text-input><text:text-input text:description="">#set($totalCon =$totalCon +$linea.getBigDecimal("importe"))</text:text-input><text:text-input text:description="">#end</text:text-input></text:p>
          </table:table-cell>
          <table:table-cell table:style-name="Tabla3.A2" office:value-type="string">
            <text:p text:style-name="P8"><text:text-input text:description="">#if($linea.getString("tipo") == $sinAporte)</text:text-input><text:text-input text:description="">$number.moneda($linea.getBigDecimal("importe"))</text:text-input> <text:text-input text:description="">#set($totalSin =$totalSin +$linea.getBigDecimal("importe"))</text:text-input><text:text-input text:description="">#end</text:text-input></text:p>
          </table:table-cell>
          <table:table-cell table:style-name="Tabla3.A2" office:value-type="string">
            <text:p text:style-name="P8"><text:text-input text:description="">#if($linea.getString("tipo") == $retenciones)</text:text-input><text:text-input text:description="">$number.moneda($linea.getBigDecimal("importe"))</text:text-input><text:text-input text:description="">#set($totalImp =$totalImp +$linea.getBigDecimal("importe"))</text:text-input><text:text-input text:description="">#end</text:text-input></text:p>
          </table:table-cell>
          <table:table-cell table:style-name="Tabla3.G2" office:value-type="string">
            <text:p text:style-name="P8"><text:text-input text:description="">#if($linea.getString("tipo") == $contrib)</text:text-input><text:text-input text:description="">$number.moneda($linea.getBigDecimal("importe"))</text:text-input><text:text-input text:description="">#set($totalContrib =$totalContrib +$linea.getBigDecimal("importe"))</text:text-input><text:text-input text:description="">#end</text:text-input></text:p>
          </table:table-cell>
        </table:table-row>
        <table:table-row>
          <table:table-cell table:style-name="Tabla3.A2" table:number-columns-spanned="3" office:value-type="string">
            <text:p text:style-name="P7">TOTAL</text:p>
          </table:table-cell>
          <table:covered-table-cell/>
          <table:covered-table-cell/>
          <table:table-cell table:style-name="Tabla3.A2" office:value-type="string">
            <text:p text:style-name="P8"><text:text-input text:description="">#if($totalCon &gt; 0)</text:text-input><text:span text:style-name="T2"><text:text-input text:description="">$number.moneda($totalCon)</text:text-input></text:span><text:text-input text:description="">#end</text:text-input></text:p>
          </table:table-cell>
          <table:table-cell table:style-name="Tabla3.A2" office:value-type="string">
            <text:p text:style-name="P8"><text:text-input text:description="">#if($totalSin &gt; 0)</text:text-input> <text:span text:style-name="T2"><text:text-input text:description="">$number.moneda($totalSin)</text:text-input></text:span><text:text-input text:description="">#end</text:text-input></text:p>
          </table:table-cell>
          <table:table-cell table:style-name="Tabla3.A2" office:value-type="string">
            <text:p text:style-name="P10"><text:text-input text:description="">#if($totalImp &gt; 0)</text:text-input><text:span text:style-name="T2"><text:text-input text:description="">$number.moneda($totalImp)</text:text-input></text:span><text:text-input text:description="">#end</text:text-input></text:p>
          </table:table-cell>
          <table:table-cell table:style-name="Tabla3.G2" office:value-type="string">
            <text:p text:style-name="P10"><text:text-input text:description="">#if($totalContrib &gt; 0)</text:text-input><text:span text:style-name="T2"><text:text-input text:description="">$number.moneda($totalContrib)</text:text-input></text:span><text:text-input text:description="">#end</text:text-input></text:p>
          </table:table-cell>
        </table:table-row>
      </table:table>
      <text:p text:style-name="P9"><text:text-input text:description="">#end</text:text-input></text:p>
      <text:p text:style-name="P9"/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Arial Narrow" svg:font-family="'Arial Narrow'" style:font-family-generic="swiss"/>
    <style:font-face style:name="Britannic Bold" svg:font-family="'Britannic Bold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9.57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4.172cm"/>
    </style:style>
    <style:style style:name="Tabla1.B" style:family="table-column">
      <style:table-column-properties style:column-width="15.408cm"/>
    </style:style>
    <style:style style:name="Tabla1.1" style:family="table-row">
      <style:table-row-properties style:min-row-height="2.646cm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style:vertical-align="" fo:padding="0.097cm" fo:border="none"/>
    </style:style>
    <style:style style:name="MP1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Arial Narrow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MP2" style:family="paragraph" style:parent-style-name="Standard">
      <style:paragraph-properties fo:text-align="start" style:justify-single-word="false" style:text-autospace="none" style:writing-mode="lr-tb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name-asian="Britannic Bold" style:font-size-asian="15pt" style:font-style-asian="normal" style:font-weight-asian="bold" style:font-name-complex="Britannic Bold" style:font-size-complex="15pt" style:font-style-complex="normal" style:font-weight-complex="bold" style:text-emphasize="none" style:text-overline-style="none" style:text-overline-color="font-color"/>
    </style:style>
    <style:style style:name="MP3" style:family="paragraph" style:parent-style-name="Standard">
      <style:paragraph-properties fo:text-align="start" style:justify-single-word="false" style:text-autospace="none" style:writing-mode="lr-tb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name-asian="Britannic Bold" style:font-size-asian="13pt" style:font-style-asian="normal" style:font-weight-asian="bold" style:font-name-complex="Britannic Bold" style:font-size-complex="13pt" style:font-style-complex="normal" style:font-weight-complex="bold" style:text-emphasize="none" style:text-overline-style="none" style:text-overline-color="font-color"/>
    </style:style>
    <style:style style:name="MP4" style:family="paragraph" style:parent-style-name="Table_20_Contents">
      <style:paragraph-properties fo:text-align="start" style:justify-single-word="false" style:text-autospace="none" style:writing-mode="lr-tb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name-asian="Britannic Bold" style:font-size-asian="13pt" style:font-style-asian="normal" style:font-weight-asian="bold" style:font-name-complex="Britannic Bold" style:font-size-complex="13pt" style:font-style-complex="normal" style:font-weight-complex="bold" style:text-emphasize="none" style:text-overline-style="none" style:text-overline-color="font-color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35.56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1"><draw:frame draw:style-name="Mfr1" draw:name="gráficos1" text:anchor-type="paragraph" svg:x="0.095cm" svg:y="-0.591cm" svg:width="3.785cm" svg:height="3.819cm" draw:z-index="0"><draw:image xlink:href="Pictures/10000000000003540000035C76F7F592.jpg" xlink:type="simple" xlink:show="embed" xlink:actuate="onLoad"/></draw:frame></text:p>
            </table:table-cell>
            <table:table-cell table:style-name="Tabla1.B1" office:value-type="string">
              <text:p text:style-name="MP2"/>
              <text:p text:style-name="MP2">Emisión de totales por conceptos</text:p>
              <text:p text:style-name="MP3"/>
              <text:p text:style-name="MP4"><text:span text:style-name="MT1">Fecha:</text:span> <text:text-input text:description="">$fechaReporte</text:text-input> <text:s/><text:span text:style-name="MT1">Liquidación:</text:span> <text:text-input text:description="">$numero</text:text-input> <text:s/><text:span text:style-name="MT1">Periodo:</text:span> <text:text-input text:description="">$periodo</text:text-input></text:p>
            </table:table-cell>
          </table:table-row>
        </table:table>
        <text:p text:style-name="Header"/>
      </style:header>
      <style:footer>
        <text:p text:style-name="MP5">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 </meta:initial-creator>
    <meta:creation-date>2013-01-16T10:38:44</meta:creation-date>
    <dc:date>2015-01-29T20:37:34.09</dc:date>
    <meta:editing-duration>P7DT5H21M51S</meta:editing-duration>
    <meta:editing-cycles>479</meta:editing-cycles>
    <meta:generator>OpenOffice/4.0.1$Win32 OpenOffice.org_project/401m5$Build-9714</meta:generator>
    <meta:document-statistic meta:table-count="2" meta:image-count="1" meta:object-count="0" meta:page-count="1" meta:paragraph-count="24" meta:word-count="75" meta:character-count="1218"/>
  </office:meta>
</office:document-meta>
</file>